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1c97cd"/>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1f1a17"/>
    </style:style>
    <style:style style:name="gr4" style:family="graphic" style:parent-style-name="standard">
      <style:graphic-properties draw:stroke="none" svg:stroke-width="0.001cm" draw:fill-color="#076086"/>
    </style:style>
    <style:style style:name="gr5" style:family="graphic" style:parent-style-name="standard">
      <style:graphic-properties draw:stroke="none" svg:stroke-width="0.001cm" draw:fill-color="#009bdf"/>
    </style:style>
    <style:style style:name="gr6" style:family="graphic" style:parent-style-name="standard">
      <style:graphic-properties draw:stroke="none" svg:stroke-width="0.001cm" draw:fill-color="#e6b5c2"/>
    </style:style>
    <style:style style:name="gr7" style:family="graphic" style:parent-style-name="standard">
      <style:graphic-properties draw:stroke="none" svg:stroke-width="0.001cm" draw:fill-color="#ffffff"/>
    </style:style>
    <style:style style:name="gr8" style:family="graphic" style:parent-style-name="standard">
      <style:graphic-properties svg:stroke-width="0.011cm" svg:stroke-color="#9b322c" draw:fill="none" draw:fill-color="#ffffff" fo:padding-top="-0.044cm" fo:padding-bottom="-0.044cm" fo:padding-left="-0.044cm" fo:padding-right="-0.044cm"/>
    </style:style>
    <style:style style:name="gr9" style:family="graphic" style:parent-style-name="standard">
      <style:graphic-properties draw:stroke="none" svg:stroke-width="0.011cm" draw:fill-color="#ffffff"/>
    </style:style>
    <style:style style:name="gr10" style:family="graphic" style:parent-style-name="standard">
      <style:graphic-properties draw:stroke="none" svg:stroke-width="0.001cm" draw:fill-color="#ca3547"/>
    </style:style>
    <style:style style:name="gr11" style:family="graphic" style:parent-style-name="standard">
      <style:graphic-properties draw:stroke="none" svg:stroke-width="0.001cm" draw:fill-color="#b53233"/>
    </style:style>
    <style:style style:name="gr12" style:family="graphic" style:parent-style-name="standard">
      <style:graphic-properties draw:stroke="none" svg:stroke-width="0.001cm" draw:fill-color="#e46968"/>
    </style:style>
  </office:automatic-styles>
  <office:body>
    <office:drawing>
      <draw:page draw:name="page1" draw:style-name="dp1" draw:master-page-name="Default">
        <draw:g>
          <draw:glue-point draw:id="4" svg:x="-3.946cm" svg:y="-5cm"/>
          <draw:glue-point draw:id="5" svg:x="4.998cm" svg:y="-5cm"/>
          <draw:glue-point draw:id="6" svg:x="0.525cm" svg:y="-5cm"/>
          <draw:glue-point draw:id="7" svg:x="-4.997cm" svg:y="5cm"/>
          <draw:glue-point draw:id="8" svg:x="3.922cm" svg:y="5cm"/>
          <draw:glue-point draw:id="9" svg:x="-0.537cm" svg:y="5cm"/>
          <draw:glue-point draw:id="10" svg:x="-5cm" svg:y="-4.447cm"/>
          <draw:glue-point draw:id="11" svg:x="-5cm" svg:y="0.277cm"/>
          <draw:glue-point draw:id="12" svg:x="-5cm" svg:y="-3.708cm"/>
          <draw:glue-point draw:id="13" svg:x="5cm" svg:y="4.406cm"/>
          <draw:glue-point draw:id="14" svg:x="5cm" svg:y="-0.296cm"/>
          <draw:glue-point draw:id="15" svg:x="-0.458cm" svg:y="-0.343cm"/>
          <draw:polygon draw:style-name="gr1" draw:layer="layout" svg:width="0.949cm" svg:height="0.499cm" svg:x="0.009cm" svg:y="1.493cm" svg:viewBox="0 0 950 500" draw:points="0,0 0,500 950,500 950,0">
            <text:p/>
          </draw:polygon>
          <draw:polygon draw:style-name="gr2" draw:layer="layout" svg:width="0.017cm" svg:height="0.507cm" svg:x="0cm" svg:y="1.493cm" svg:viewBox="0 0 18 508" draw:points="9,508 18,499 18,0 0,0 0,499">
            <text:p/>
          </draw:polygon>
          <draw:polygon draw:style-name="gr2" draw:layer="layout" svg:width="0.957cm" svg:height="0.017cm" svg:x="0.009cm" svg:y="1.983cm" svg:viewBox="0 0 958 18" draw:points="958,9 949,0 0,0 0,18 949,18">
            <text:p/>
          </draw:polygon>
          <draw:polygon draw:style-name="gr2" draw:layer="layout" svg:width="0.017cm" svg:height="0.507cm" svg:x="0.949cm" svg:y="1.485cm" svg:viewBox="0 0 18 508" draw:points="9,0 0,8 0,508 18,508 18,8">
            <text:p/>
          </draw:polygon>
          <draw:polygon draw:style-name="gr2" draw:layer="layout" svg:width="0.957cm" svg:height="0.016cm" svg:x="0cm" svg:y="1.485cm" svg:viewBox="0 0 958 17" draw:points="0,8 8,17 958,17 958,0 8,0">
            <text:p/>
          </draw:polygon>
          <draw:polygon draw:style-name="gr3" draw:layer="layout" svg:width="0.352cm" svg:height="0.15cm" svg:x="0.458cm" svg:y="1.643cm" svg:viewBox="0 0 353 151" draw:points="277,43 277,0 353,75 277,151 277,107 0,107 0,43">
            <text:p/>
          </draw:polygon>
          <draw:polygon draw:style-name="gr3" draw:layer="layout" svg:width="0.352cm" svg:height="0.15cm" svg:x="0.459cm" svg:y="1.817cm" svg:viewBox="0 0 353 151" draw:points="277,43 277,0 353,75 277,151 277,107 0,107 0,43">
            <text:p/>
          </draw:polygon>
          <draw:polygon draw:style-name="gr3" draw:layer="layout" svg:width="0.352cm" svg:height="0.15cm" svg:x="0.112cm" svg:y="1.558cm" svg:viewBox="0 0 353 151" draw:points="75,106 75,151 0,75 75,0 75,43 353,43 353,106">
            <text:p/>
          </draw:polygon>
          <draw:polygon draw:style-name="gr3" draw:layer="layout" svg:width="0.352cm" svg:height="0.15cm" svg:x="0.112cm" svg:y="1.73cm" svg:viewBox="0 0 353 151" draw:points="75,106 75,151 0,75 75,0 75,44 353,44 353,106">
            <text:p/>
          </draw:polygon>
          <draw:polygon draw:style-name="gr4" draw:layer="layout" svg:width="0.117cm" svg:height="0.615cm" svg:x="0.958cm" svg:y="1.377cm" svg:viewBox="0 0 118 616" draw:points="0,116 118,0 118,499 0,616">
            <text:p/>
          </draw:polygon>
          <draw:polygon draw:style-name="gr2" draw:layer="layout" svg:width="0.131cm" svg:height="0.128cm" svg:x="0.952cm" svg:y="1.371cm" svg:viewBox="0 0 132 129" draw:points="132,5 117,0 0,117 12,129 129,11">
            <text:p/>
          </draw:polygon>
          <draw:polygon draw:style-name="gr2" draw:layer="layout" svg:width="0.017cm" svg:height="0.504cm" svg:x="1.066cm" svg:y="1.377cm" svg:viewBox="0 0 18 505" draw:points="15,505 18,499 18,0 0,0 0,499">
            <text:p/>
          </draw:polygon>
          <draw:polygon draw:style-name="gr2" draw:layer="layout" svg:width="0.131cm" svg:height="0.128cm" svg:x="0.949cm" svg:y="1.87cm" svg:viewBox="0 0 132 129" draw:points="0,123 14,129 132,11 119,0 2,117">
            <text:p/>
          </draw:polygon>
          <draw:polygon draw:style-name="gr2" draw:layer="layout" svg:width="0.017cm" svg:height="0.505cm" svg:x="0.949cm" svg:y="1.487cm" svg:viewBox="0 0 18 506" draw:points="2,0 0,5 0,506 18,506 18,5">
            <text:p/>
          </draw:polygon>
          <draw:polygon draw:style-name="gr1" draw:layer="layout" svg:width="0.949cm" svg:height="0.929cm" svg:x="0.008cm" svg:y="0.564cm" svg:viewBox="0 0 950 930" draw:points="0,0 0,930 950,930 950,0">
            <text:p/>
          </draw:polygon>
          <draw:polygon draw:style-name="gr2" draw:layer="layout" svg:width="0.017cm" svg:height="0.937cm" svg:x="0cm" svg:y="0.564cm" svg:viewBox="0 0 18 938" draw:points="8,938 18,929 18,0 0,0 0,929">
            <text:p/>
          </draw:polygon>
          <draw:polygon draw:style-name="gr2" draw:layer="layout" svg:width="0.957cm" svg:height="0.016cm" svg:x="0.008cm" svg:y="1.485cm" svg:viewBox="0 0 958 17" draw:points="958,8 949,0 0,0 0,17 949,17">
            <text:p/>
          </draw:polygon>
          <draw:polygon draw:style-name="gr2" draw:layer="layout" svg:width="0.017cm" svg:height="0.937cm" svg:x="0.949cm" svg:y="0.556cm" svg:viewBox="0 0 18 938" draw:points="8,0 0,8 0,938 18,938 18,8">
            <text:p/>
          </draw:polygon>
          <draw:polygon draw:style-name="gr2" draw:layer="layout" svg:width="0.957cm" svg:height="0.016cm" svg:x="0cm" svg:y="0.556cm" svg:viewBox="0 0 958 17" draw:points="0,8 8,17 958,17 958,0 8,0">
            <text:p/>
          </draw:polygon>
          <draw:polygon draw:style-name="gr5" draw:layer="layout" svg:width="1.066cm" svg:height="0.116cm" svg:x="0.009cm" svg:y="0.448cm" svg:viewBox="0 0 1067 117" draw:points="0,117 117,0 1067,0 950,117">
            <text:p/>
          </draw:polygon>
          <draw:polygon draw:style-name="gr6" draw:layer="layout" svg:width="0.129cm" svg:height="0.13cm" svg:x="0.003cm" svg:y="0.44cm" svg:viewBox="0 0 130 131" draw:points="124,0 117,2 0,119 12,131 130,14">
            <text:p/>
          </draw:polygon>
          <draw:polygon draw:style-name="gr6" draw:layer="layout" svg:width="0.954cm" svg:height="0.017cm" svg:x="0.126cm" svg:y="0.44cm" svg:viewBox="0 0 955 18" draw:points="955,15 949,0 0,0 0,18 949,18">
            <text:p/>
          </draw:polygon>
          <draw:polygon draw:style-name="gr6" draw:layer="layout" svg:width="0.129cm" svg:height="0.13cm" svg:x="0.952cm" svg:y="0.442cm" svg:viewBox="0 0 130 131" draw:points="6,131 12,128 130,11 117,0 0,116">
            <text:p/>
          </draw:polygon>
          <draw:polygon draw:style-name="gr6" draw:layer="layout" svg:width="0.955cm" svg:height="0.016cm" svg:x="0.003cm" svg:y="0.556cm" svg:viewBox="0 0 956 17" draw:points="0,2 6,17 956,17 956,0 6,0">
            <text:p/>
          </draw:polygon>
          <draw:polygon draw:style-name="gr6" draw:layer="layout" svg:width="0.129cm" svg:height="0.13cm" svg:x="0.003cm" svg:y="0.44cm" svg:viewBox="0 0 130 131" draw:points="124,0 117,2 0,119 12,131 130,14">
            <text:p/>
          </draw:polygon>
          <draw:polygon draw:style-name="gr6" draw:layer="layout" svg:width="0.954cm" svg:height="0.017cm" svg:x="0.126cm" svg:y="0.44cm" svg:viewBox="0 0 955 18" draw:points="955,15 949,0 0,0 0,18 949,18">
            <text:p/>
          </draw:polygon>
          <draw:polygon draw:style-name="gr6" draw:layer="layout" svg:width="0.129cm" svg:height="0.13cm" svg:x="0.952cm" svg:y="0.442cm" svg:viewBox="0 0 130 131" draw:points="6,131 12,128 130,11 117,0 0,116">
            <text:p/>
          </draw:polygon>
          <draw:polygon draw:style-name="gr6" draw:layer="layout" svg:width="0.955cm" svg:height="0.016cm" svg:x="0.003cm" svg:y="0.556cm" svg:viewBox="0 0 956 17" draw:points="0,2 6,17 956,17 956,0 6,0">
            <text:p/>
          </draw:polygon>
          <draw:polygon draw:style-name="gr4" draw:layer="layout" svg:width="0.117cm" svg:height="1.045cm" svg:x="0.958cm" svg:y="0.448cm" svg:viewBox="0 0 118 1046" draw:points="0,116 118,0 118,929 0,1046">
            <text:p/>
          </draw:polygon>
          <draw:polygon draw:style-name="gr2" draw:layer="layout" svg:width="0.131cm" svg:height="0.128cm" svg:x="0.952cm" svg:y="0.442cm" svg:viewBox="0 0 132 129" draw:points="132,6 117,0 0,117 12,129 129,12">
            <text:p/>
          </draw:polygon>
          <draw:polygon draw:style-name="gr2" draw:layer="layout" svg:width="0.017cm" svg:height="0.934cm" svg:x="1.066cm" svg:y="0.448cm" svg:viewBox="0 0 18 935" draw:points="15,935 18,929 18,0 0,0 0,929">
            <text:p/>
          </draw:polygon>
          <draw:polygon draw:style-name="gr2" draw:layer="layout" svg:width="0.131cm" svg:height="0.128cm" svg:x="0.949cm" svg:y="1.371cm" svg:viewBox="0 0 132 129" draw:points="0,123 14,129 132,11 119,0 2,117">
            <text:p/>
          </draw:polygon>
          <draw:polygon draw:style-name="gr2" draw:layer="layout" svg:width="0.017cm" svg:height="0.934cm" svg:x="0.949cm" svg:y="0.559cm" svg:viewBox="0 0 18 935" draw:points="2,0 0,5 0,935 18,935 18,5">
            <text:p/>
          </draw:polygon>
          <draw:polygon draw:style-name="gr3" draw:layer="layout" svg:width="0.331cm" svg:height="0.145cm" svg:x="0.045cm" svg:y="0.942cm" svg:viewBox="0 0 332 146" draw:points="332,35 73,35 73,0 0,72 73,146 73,109 332,109">
            <text:p/>
          </draw:polygon>
          <draw:polygon draw:style-name="gr3" draw:layer="layout" svg:width="0.261cm" svg:height="0.258cm" svg:x="0.169cm" svg:y="0.72cm" svg:viewBox="0 0 262 259" draw:points="262,207 78,24 105,0 0,0 0,102 26,76 209,259">
            <text:p/>
          </draw:polygon>
          <draw:polygon draw:style-name="gr3" draw:layer="layout" svg:width="0.145cm" svg:height="0.33cm" svg:x="0.392cm" svg:y="0.596cm" svg:viewBox="0 0 146 331" draw:points="110,331 110,73 146,73 73,0 0,73 37,73 37,331">
            <text:p/>
          </draw:polygon>
          <draw:polygon draw:style-name="gr3" draw:layer="layout" svg:width="0.26cm" svg:height="0.259cm" svg:x="0.501cm" svg:y="0.719cm" svg:viewBox="0 0 261 260" draw:points="52,260 235,77 261,104 260,0 157,0 183,25 0,208">
            <text:p/>
          </draw:polygon>
          <draw:polygon draw:style-name="gr3" draw:layer="layout" svg:width="0.331cm" svg:height="0.145cm" svg:x="0.553cm" svg:y="0.943cm" svg:viewBox="0 0 332 146" draw:points="0,110 258,110 258,146 332,73 258,0 258,36 0,36">
            <text:p/>
          </draw:polygon>
          <draw:polygon draw:style-name="gr3" draw:layer="layout" svg:width="0.261cm" svg:height="0.258cm" svg:x="0.501cm" svg:y="1.051cm" svg:viewBox="0 0 262 259" draw:points="0,52 183,234 158,259 262,259 262,156 235,182 52,0">
            <text:p/>
          </draw:polygon>
          <draw:polygon draw:style-name="gr3" draw:layer="layout" svg:width="0.146cm" svg:height="0.481cm" svg:x="0.393cm" svg:y="1.103cm" svg:viewBox="0 0 147 482" draw:points="35,0 35,408 0,408 72,482 147,408 110,408 110,0">
            <text:p/>
          </draw:polygon>
          <draw:polygon draw:style-name="gr3" draw:layer="layout" svg:width="0.26cm" svg:height="0.259cm" svg:x="0.169cm" svg:y="1.051cm" svg:viewBox="0 0 261 260" draw:points="208,0 25,181 0,157 0,260 103,260 77,234 261,51">
            <text:p/>
          </draw:polygon>
          <draw:polygon draw:style-name="gr7" draw:layer="layout" svg:width="0.331cm" svg:height="0.145cm" svg:x="0.054cm" svg:y="0.951cm" svg:viewBox="0 0 332 146" draw:points="332,35 73,35 73,0 0,72 73,146 73,109 332,109">
            <text:p/>
          </draw:polygon>
          <draw:polygon draw:style-name="gr7" draw:layer="layout" svg:width="0.261cm" svg:height="0.258cm" svg:x="0.177cm" svg:y="0.729cm" svg:viewBox="0 0 262 259" draw:points="262,207 78,24 105,0 0,0 0,102 26,76 209,259">
            <text:p/>
          </draw:polygon>
          <draw:polygon draw:style-name="gr7" draw:layer="layout" svg:width="0.145cm" svg:height="0.33cm" svg:x="0.4cm" svg:y="0.605cm" svg:viewBox="0 0 146 331" draw:points="110,331 110,73 146,73 73,0 0,73 37,73 37,331">
            <text:p/>
          </draw:polygon>
          <draw:polygon draw:style-name="gr7" draw:layer="layout" svg:width="0.26cm" svg:height="0.259cm" svg:x="0.509cm" svg:y="0.728cm" svg:viewBox="0 0 261 260" draw:points="52,260 235,77 261,104 259,0 156,0 183,25 0,208">
            <text:p/>
          </draw:polygon>
          <draw:polygon draw:style-name="gr7" draw:layer="layout" svg:width="0.331cm" svg:height="0.145cm" svg:x="0.562cm" svg:y="0.951cm" svg:viewBox="0 0 332 146" draw:points="0,110 258,110 258,146 332,73 258,0 258,36 0,36">
            <text:p/>
          </draw:polygon>
          <draw:polygon draw:style-name="gr7" draw:layer="layout" svg:width="0.26cm" svg:height="0.257cm" svg:x="0.509cm" svg:y="1.06cm" svg:viewBox="0 0 261 258" draw:points="0,51 182,233 157,258 261,258 261,156 235,182 52,0">
            <text:p/>
          </draw:polygon>
          <draw:polygon draw:style-name="gr7" draw:layer="layout" svg:width="0.146cm" svg:height="0.481cm" svg:x="0.401cm" svg:y="1.112cm" svg:viewBox="0 0 147 482" draw:points="36,0 36,408 0,408 72,482 147,408 109,408 109,0">
            <text:p/>
          </draw:polygon>
          <draw:polygon draw:style-name="gr7" draw:layer="layout" svg:width="0.26cm" svg:height="0.259cm" svg:x="0.178cm" svg:y="1.06cm" svg:viewBox="0 0 261 260" draw:points="208,0 25,182 0,157 0,260 103,260 77,234 261,51">
            <text:p/>
          </draw:polygon>
          <draw:polygon draw:style-name="gr3" draw:layer="layout" svg:width="0.285cm" svg:height="0.284cm" svg:x="0.323cm" svg:y="0.887cm" svg:viewBox="0 0 286 285" draw:points="286,142 285,149 285,156 284,164 282,171 281,178 279,185 277,191 274,197 271,204 268,210 265,216 261,222 257,227 253,233 249,238 244,243 239,247 233,252 227,256 222,260 216,264 210,267 204,270 198,273 192,276 185,278 178,280 171,282 164,283 157,284 150,285 143,285 135,285 128,284 121,283 114,282 107,280 100,278 93,276 87,273 81,270 74,267 68,264 62,260 56,256 51,252 46,247 41,243 36,238 32,233 28,227 24,222 20,216 17,210 13,204 11,197 8,191 6,185 4,178 2,171 1,164 0,156 0,149 0,142 0,135 0,127 1,120 2,113 4,106 6,100 8,93 11,86 13,80 17,74 20,68 24,62 28,57 32,51 36,46 41,41 46,36 51,32 56,28 62,24 68,20 74,17 81,14 87,11 93,8 100,6 107,4 114,2 121,1 128,0 135,0 143,0 150,0 157,0 164,1 171,2 178,4 185,6 192,8 198,11 204,14 210,17 216,20 222,24 227,28 233,32 239,36 244,41 249,46 253,51 257,57 261,62 265,68 268,74 271,80 274,86 277,93 279,100 281,106 282,113 284,120 285,127 285,135">
            <text:p/>
          </draw:polygon>
          <draw:polygon draw:style-name="gr8" draw:layer="layout" svg:width="0.285cm" svg:height="0.284cm" svg:x="0.323cm" svg:y="0.887cm" svg:viewBox="0 0 286 285" draw:points="286,142 285,149 285,156 284,164 282,171 281,178 279,185 277,191 274,197 271,204 268,210 265,216 261,222 257,227 253,233 249,238 244,243 239,247 233,252 227,256 222,260 216,264 210,267 204,270 198,273 192,276 185,278 178,280 171,282 164,283 157,284 150,285 143,285 135,285 128,284 121,283 114,282 107,280 100,278 93,276 87,273 81,270 74,267 68,264 62,260 56,256 51,252 46,247 41,243 36,238 32,233 28,227 24,222 20,216 17,210 13,204 11,197 8,191 6,185 4,178 2,171 1,164 0,156 0,149 0,142 0,135 0,127 1,120 2,113 4,106 6,100 8,93 11,86 13,80 17,74 20,68 24,62 28,57 32,51 36,46 41,41 46,36 51,32 56,28 62,24 68,20 74,17 81,14 87,11 93,8 100,6 107,4 114,2 121,1 128,0 135,0 143,0 150,0 157,0 164,1 171,2 178,4 185,6 192,8 198,11 204,14 210,17 216,20 222,24 227,28 233,32 239,36 244,41 249,46 253,51 257,57 261,62 265,68 268,74 271,80 274,86 277,93 279,100 281,106 282,113 284,120 285,127 285,135">
            <text:p/>
          </draw:polygon>
          <draw:polygon draw:style-name="gr9" draw:layer="layout" svg:width="0.285cm" svg:height="0.284cm" svg:x="0.341cm" svg:y="0.904cm" svg:viewBox="0 0 286 285" draw:points="286,142 285,149 285,157 284,164 283,170 281,178 279,184 277,191 274,198 271,204 268,210 265,216 261,222 257,227 253,232 248,238 244,243 238,247 234,252 228,256 223,260 216,264 210,267 204,271 198,273 191,276 185,278 178,280 171,282 164,283 157,284 150,284 143,285 135,284 128,284 121,283 114,282 107,280 100,278 93,276 87,273 81,271 74,267 69,264 63,260 57,256 51,252 46,247 41,243 37,238 32,232 28,227 24,222 20,216 17,210 14,204 11,198 8,191 6,184 4,178 2,170 1,164 0,157 0,149 0,142 0,135 0,128 1,120 2,113 4,106 6,100 8,93 11,87 14,80 17,74 20,68 24,62 28,57 32,52 37,46 41,41 46,37 51,32 57,28 63,24 69,20 74,17 81,14 87,11 93,8 100,6 107,4 114,3 121,1 128,0 135,0 143,0 150,0 157,0 164,1 171,3 178,4 185,6 191,8 198,11 204,14 210,17 216,20 223,24 228,28 234,32 238,37 244,41 248,46 253,52 257,57 261,62 265,68 268,74 271,80 274,87 277,93 279,100 281,106 283,113 284,120 285,128 285,135">
            <text:p/>
          </draw:polygon>
          <draw:polygon draw:style-name="gr10" draw:layer="layout" svg:width="0.285cm" svg:height="0.284cm" svg:x="0.332cm" svg:y="0.895cm" svg:viewBox="0 0 286 285" draw:points="286,142 285,149 285,157 284,164 283,171 281,178 279,184 277,191 274,197 271,204 268,210 265,216 261,222 257,227 253,232 248,238 244,243 239,247 234,252 228,256 222,260 216,264 210,268 204,271 198,273 192,276 185,278 178,280 171,282 164,283 157,284 150,284 143,285 135,284 128,284 121,283 114,282 107,280 100,278 93,276 87,273 81,271 75,268 68,264 63,260 57,256 52,252 46,247 41,243 37,238 32,232 28,227 24,222 20,216 17,210 14,204 11,197 8,191 6,184 4,178 2,171 1,164 0,157 0,149 0,142 0,135 0,128 1,120 2,113 4,107 6,100 8,93 11,87 14,80 17,74 20,68 24,62 28,57 32,52 37,46 41,41 46,37 52,32 57,28 63,24 68,20 75,17 81,14 87,11 93,8 100,6 107,4 114,2 121,1 128,0 135,0 143,0 150,0 157,0 164,1 171,2 178,4 185,6 192,8 198,11 204,14 210,17 216,20 222,24 228,28 234,32 239,37 244,41 248,46 253,52 257,57 261,62 265,68 268,74 271,80 274,87 277,93 279,100 281,107 283,113 284,120 285,128 285,135">
            <text:p/>
          </draw:polygon>
          <draw:polygon draw:style-name="gr7" draw:layer="layout" svg:width="0.352cm" svg:height="0.15cm" svg:x="0.466cm" svg:y="1.652cm" svg:viewBox="0 0 353 151" draw:points="277,43 277,0 353,75 277,151 277,107 0,107 0,43">
            <text:p/>
          </draw:polygon>
          <draw:polygon draw:style-name="gr7" draw:layer="layout" svg:width="0.352cm" svg:height="0.15cm" svg:x="0.468cm" svg:y="1.825cm" svg:viewBox="0 0 353 151" draw:points="277,43 277,0 353,75 277,151 277,106 0,106 0,43">
            <text:p/>
          </draw:polygon>
          <draw:polygon draw:style-name="gr7" draw:layer="layout" svg:width="0.352cm" svg:height="0.15cm" svg:x="0.121cm" svg:y="1.566cm" svg:viewBox="0 0 353 151" draw:points="75,107 75,151 0,75 75,0 75,44 353,44 353,107">
            <text:p/>
          </draw:polygon>
          <draw:polygon draw:style-name="gr7" draw:layer="layout" svg:width="0.352cm" svg:height="0.15cm" svg:x="0.121cm" svg:y="1.738cm" svg:viewBox="0 0 353 151" draw:points="75,107 75,151 0,75 75,0 75,43 353,43 353,107">
            <text:p/>
          </draw:polygon>
          <draw:polygon draw:style-name="gr10" draw:layer="layout" svg:width="0.317cm" svg:height="0.148cm" svg:x="0.327cm" svg:y="0.413cm" svg:viewBox="0 0 318 149" draw:points="318,149 0,149 0,0 317,0">
            <text:p/>
          </draw:polygon>
          <draw:polygon draw:style-name="gr6" draw:layer="layout" svg:width="0.325cm" svg:height="0.017cm" svg:x="0.319cm" svg:y="0.553cm" svg:viewBox="0 0 326 18" draw:points="0,8 8,18 326,18 326,0 8,0">
            <text:p/>
          </draw:polygon>
          <draw:polygon draw:style-name="gr6" draw:layer="layout" svg:width="0.017cm" svg:height="0.156cm" svg:x="0.318cm" svg:y="0.405cm" svg:viewBox="0 0 18 157" draw:points="8,0 0,8 0,157 18,157 17,8">
            <text:p/>
          </draw:polygon>
          <draw:polygon draw:style-name="gr6" draw:layer="layout" svg:width="0.325cm" svg:height="0.017cm" svg:x="0.327cm" svg:y="0.405cm" svg:viewBox="0 0 326 18" draw:points="326,9 317,0 0,0 0,18 317,18">
            <text:p/>
          </draw:polygon>
          <draw:polygon draw:style-name="gr6" draw:layer="layout" svg:width="0.017cm" svg:height="0.156cm" svg:x="0.635cm" svg:y="0.413cm" svg:viewBox="0 0 18 157" draw:points="9,157 18,148 17,0 0,0 0,148">
            <text:p/>
          </draw:polygon>
          <draw:polygon draw:style-name="gr10" draw:layer="layout" svg:width="0.316cm" svg:height="0.147cm" svg:x="0.643cm" svg:y="0.414cm" svg:viewBox="0 0 317 148" draw:points="316,148 0,148 0,0 317,0">
            <text:p/>
          </draw:polygon>
          <draw:polygon draw:style-name="gr6" draw:layer="layout" svg:width="0.324cm" svg:height="0.017cm" svg:x="0.635cm" svg:y="0.553cm" svg:viewBox="0 0 325 18" draw:points="0,8 8,18 325,18 325,0 8,0">
            <text:p/>
          </draw:polygon>
          <draw:polygon draw:style-name="gr6" draw:layer="layout" svg:width="0.017cm" svg:height="0.155cm" svg:x="0.635cm" svg:y="0.406cm" svg:viewBox="0 0 18 156" draw:points="9,0 0,8 0,156 17,156 18,8">
            <text:p/>
          </draw:polygon>
          <draw:polygon draw:style-name="gr6" draw:layer="layout" svg:width="0.323cm" svg:height="0.017cm" svg:x="0.644cm" svg:y="0.406cm" svg:viewBox="0 0 324 18" draw:points="324,9 316,0 0,0 0,18 316,18">
            <text:p/>
          </draw:polygon>
          <draw:polygon draw:style-name="gr6" draw:layer="layout" svg:width="0.016cm" svg:height="0.155cm" svg:x="0.95cm" svg:y="0.414cm" svg:viewBox="0 0 17 156" draw:points="8,156 17,147 17,0 0,0 0,147">
            <text:p/>
          </draw:polygon>
          <draw:polygon draw:style-name="gr10" draw:layer="layout" svg:width="0.315cm" svg:height="0.149cm" svg:x="0.008cm" svg:y="0.412cm" svg:viewBox="0 0 316 150" draw:points="316,150 0,149 0,0 316,0">
            <text:p/>
          </draw:polygon>
          <draw:polygon draw:style-name="gr6" draw:layer="layout" svg:width="0.323cm" svg:height="0.017cm" svg:x="0cm" svg:y="0.552cm" svg:viewBox="0 0 324 18" draw:points="0,8 8,17 324,18 324,0 8,0">
            <text:p/>
          </draw:polygon>
          <draw:polygon draw:style-name="gr6" draw:layer="layout" svg:width="0.017cm" svg:height="0.157cm" svg:x="0cm" svg:y="0.404cm" svg:viewBox="0 0 18 158" draw:points="8,0 0,8 0,158 18,158 17,8">
            <text:p/>
          </draw:polygon>
          <draw:polygon draw:style-name="gr6" draw:layer="layout" svg:width="0.323cm" svg:height="0.017cm" svg:x="0.008cm" svg:y="0.404cm" svg:viewBox="0 0 324 18" draw:points="324,8 315,0 0,0 0,17 315,18">
            <text:p/>
          </draw:polygon>
          <draw:polygon draw:style-name="gr6" draw:layer="layout" svg:width="0.017cm" svg:height="0.157cm" svg:x="0.315cm" svg:y="0.412cm" svg:viewBox="0 0 18 158" draw:points="9,158 18,149 18,0 0,0 0,149">
            <text:p/>
          </draw:polygon>
          <draw:polygon draw:style-name="gr10" draw:layer="layout" svg:width="0.319cm" svg:height="0.149cm" svg:x="0.008cm" svg:y="0.267cm" svg:viewBox="0 0 320 150" draw:points="319,150 0,149 0,0 320,0">
            <text:p/>
          </draw:polygon>
          <draw:polygon draw:style-name="gr6" draw:layer="layout" svg:width="0.327cm" svg:height="0.017cm" svg:x="0cm" svg:y="0.407cm" svg:viewBox="0 0 328 18" draw:points="0,8 8,17 328,18 328,0 8,0">
            <text:p/>
          </draw:polygon>
          <draw:polygon draw:style-name="gr6" draw:layer="layout" svg:width="0.017cm" svg:height="0.157cm" svg:x="0cm" svg:y="0.258cm" svg:viewBox="0 0 18 158" draw:points="8,0 0,8 0,158 18,158 17,8">
            <text:p/>
          </draw:polygon>
          <draw:polygon draw:style-name="gr6" draw:layer="layout" svg:width="0.328cm" svg:height="0.017cm" svg:x="0.008cm" svg:y="0.258cm" svg:viewBox="0 0 329 18" draw:points="329,9 320,0 0,0 0,17 320,18">
            <text:p/>
          </draw:polygon>
          <draw:polygon draw:style-name="gr6" draw:layer="layout" svg:width="0.017cm" svg:height="0.157cm" svg:x="0.319cm" svg:y="0.267cm" svg:viewBox="0 0 18 158" draw:points="8,158 16,150 18,0 0,0 0,149">
            <text:p/>
          </draw:polygon>
          <draw:polygon draw:style-name="gr10" draw:layer="layout" svg:width="0.32cm" svg:height="0.148cm" svg:x="0.639cm" svg:y="0.267cm" svg:viewBox="0 0 321 149" draw:points="320,149 0,149 0,0 321,0">
            <text:p/>
          </draw:polygon>
          <draw:polygon draw:style-name="gr6" draw:layer="layout" svg:width="0.328cm" svg:height="0.017cm" svg:x="0.63cm" svg:y="0.407cm" svg:viewBox="0 0 329 18" draw:points="0,8 8,18 329,18 329,0 8,0">
            <text:p/>
          </draw:polygon>
          <draw:polygon draw:style-name="gr6" draw:layer="layout" svg:width="0.017cm" svg:height="0.157cm" svg:x="0.63cm" svg:y="0.258cm" svg:viewBox="0 0 18 158" draw:points="9,0 0,8 0,158 17,158 18,8">
            <text:p/>
          </draw:polygon>
          <draw:polygon draw:style-name="gr6" draw:layer="layout" svg:width="0.328cm" svg:height="0.017cm" svg:x="0.639cm" svg:y="0.258cm" svg:viewBox="0 0 329 18" draw:points="329,9 320,0 0,0 0,17 320,18">
            <text:p/>
          </draw:polygon>
          <draw:polygon draw:style-name="gr6" draw:layer="layout" svg:width="0.017cm" svg:height="0.157cm" svg:x="0.95cm" svg:y="0.267cm" svg:viewBox="0 0 18 158" draw:points="8,158 18,149 18,0 0,0 0,149">
            <text:p/>
          </draw:polygon>
          <draw:polygon draw:style-name="gr10" draw:layer="layout" svg:width="0.319cm" svg:height="0.148cm" svg:x="0.489cm" svg:y="0.267cm" svg:viewBox="0 0 320 149" draw:points="320,149 0,148 0,0 319,0">
            <text:p/>
          </draw:polygon>
          <draw:polygon draw:style-name="gr6" draw:layer="layout" svg:width="0.327cm" svg:height="0.017cm" svg:x="0.481cm" svg:y="0.406cm" svg:viewBox="0 0 328 18" draw:points="0,9 8,18 328,18 328,0 8,0">
            <text:p/>
          </draw:polygon>
          <draw:polygon draw:style-name="gr6" draw:layer="layout" svg:width="0.017cm" svg:height="0.156cm" svg:x="0.481cm" svg:y="0.258cm" svg:viewBox="0 0 18 157" draw:points="9,0 0,8 0,157 18,157 18,8">
            <text:p/>
          </draw:polygon>
          <draw:polygon draw:style-name="gr6" draw:layer="layout" svg:width="0.327cm" svg:height="0.017cm" svg:x="0.489cm" svg:y="0.258cm" svg:viewBox="0 0 328 18" draw:points="328,9 319,0 0,0 0,17 319,18">
            <text:p/>
          </draw:polygon>
          <draw:polygon draw:style-name="gr6" draw:layer="layout" svg:width="0.017cm" svg:height="0.156cm" svg:x="0.799cm" svg:y="0.267cm" svg:viewBox="0 0 18 157" draw:points="9,157 18,148 18,0 0,0 0,148">
            <text:p/>
          </draw:polygon>
          <draw:polygon draw:style-name="gr10" draw:layer="layout" svg:width="0.315cm" svg:height="0.149cm" svg:x="0.174cm" svg:y="0.267cm" svg:viewBox="0 0 316 150" draw:points="316,150 0,149 0,0 315,0">
            <text:p/>
          </draw:polygon>
          <draw:polygon draw:style-name="gr6" draw:layer="layout" svg:width="0.323cm" svg:height="0.017cm" svg:x="0.166cm" svg:y="0.407cm" svg:viewBox="0 0 324 18" draw:points="0,8 7,17 324,18 324,0 7,0">
            <text:p/>
          </draw:polygon>
          <draw:polygon draw:style-name="gr6" draw:layer="layout" svg:width="0.017cm" svg:height="0.157cm" svg:x="0.166cm" svg:y="0.258cm" svg:viewBox="0 0 18 158" draw:points="9,0 0,8 0,158 17,158 18,8">
            <text:p/>
          </draw:polygon>
          <draw:polygon draw:style-name="gr6" draw:layer="layout" svg:width="0.323cm" svg:height="0.017cm" svg:x="0.174cm" svg:y="0.258cm" svg:viewBox="0 0 324 18" draw:points="324,9 315,0 0,0 0,17 315,18">
            <text:p/>
          </draw:polygon>
          <draw:polygon draw:style-name="gr6" draw:layer="layout" svg:width="0.017cm" svg:height="0.157cm" svg:x="0.481cm" svg:y="0.267cm" svg:viewBox="0 0 18 158" draw:points="9,158 18,149 17,0 0,0 0,149">
            <text:p/>
          </draw:polygon>
          <draw:polygon draw:style-name="gr11" draw:layer="layout" svg:width="0.058cm" svg:height="0.205cm" svg:x="1.016cm" svg:y="0.008cm" svg:viewBox="0 0 59 206" draw:points="0,206 59,148 59,0 0,57">
            <text:p/>
          </draw:polygon>
          <draw:polygon draw:style-name="gr6" draw:layer="layout" svg:width="0.072cm" svg:height="0.069cm" svg:x="1.01cm" svg:y="0.149cm" svg:viewBox="0 0 73 70" draw:points="73,6 58,0 0,58 12,70 70,11">
            <text:p/>
          </draw:polygon>
          <draw:polygon draw:style-name="gr6" draw:layer="layout" svg:width="0.017cm" svg:height="0.153cm" svg:x="1.066cm" svg:y="0.003cm" svg:viewBox="0 0 18 154" draw:points="2,0 0,5 0,154 18,154 17,5">
            <text:p/>
          </draw:polygon>
          <draw:polygon draw:style-name="gr6" draw:layer="layout" svg:width="0.072cm" svg:height="0.069cm" svg:x="1.008cm" svg:y="0.003cm" svg:viewBox="0 0 73 70" draw:points="0,64 14,70 73,11 60,0 2,58">
            <text:p/>
          </draw:polygon>
          <draw:polygon draw:style-name="gr6" draw:layer="layout" svg:width="0.017cm" svg:height="0.153cm" svg:x="1.008cm" svg:y="0.066cm" svg:viewBox="0 0 18 154" draw:points="15,154 18,148 18,0 0,0 0,148">
            <text:p/>
          </draw:polygon>
          <draw:polygon draw:style-name="gr12" draw:layer="layout" svg:width="0.376cm" svg:height="0.055cm" svg:x="0.694cm" svg:y="0.008cm" svg:viewBox="0 0 377 56" draw:points="0,56 55,0 377,0 321,56">
            <text:p/>
          </draw:polygon>
          <draw:polygon draw:style-name="gr6" draw:layer="layout" svg:width="0.067cm" svg:height="0.069cm" svg:x="0.689cm" svg:y="0cm" svg:viewBox="0 0 68 70" draw:points="62,0 56,2 0,58 11,70 68,13">
            <text:p/>
          </draw:polygon>
          <draw:polygon draw:style-name="gr6" draw:layer="layout" svg:width="0.327cm" svg:height="0.016cm" svg:x="0.749cm" svg:y="0cm" svg:viewBox="0 0 328 17" draw:points="328,14 322,0 0,0 0,17 322,17">
            <text:p/>
          </draw:polygon>
          <draw:polygon draw:style-name="gr6" draw:layer="layout" svg:width="0.067cm" svg:height="0.069cm" svg:x="1.01cm" svg:y="0.003cm" svg:viewBox="0 0 68 70" draw:points="5,70 11,67 68,11 56,0 0,55">
            <text:p/>
          </draw:polygon>
          <draw:polygon draw:style-name="gr6" draw:layer="layout" svg:width="0.327cm" svg:height="0.017cm" svg:x="0.689cm" svg:y="0.055cm" svg:viewBox="0 0 328 18" draw:points="0,2 5,18 328,18 328,0 5,0">
            <text:p/>
          </draw:polygon>
          <draw:polygon draw:style-name="gr12" draw:layer="layout" svg:width="0.378cm" svg:height="0.057cm" svg:x="0.319cm" svg:y="0.063cm" svg:viewBox="0 0 379 58" draw:points="0,58 56,0 379,0 322,57">
            <text:p/>
          </draw:polygon>
          <draw:polygon draw:style-name="gr6" draw:layer="layout" svg:width="0.069cm" svg:height="0.071cm" svg:x="0.313cm" svg:y="0.055cm" svg:viewBox="0 0 70 72" draw:points="63,0 57,2 0,59 12,72 70,14">
            <text:p/>
          </draw:polygon>
          <draw:polygon draw:style-name="gr6" draw:layer="layout" svg:width="0.327cm" svg:height="0.016cm" svg:x="0.376cm" svg:y="0.055cm" svg:viewBox="0 0 328 17" draw:points="328,14 322,0 0,0 0,17 322,17">
            <text:p/>
          </draw:polygon>
          <draw:polygon draw:style-name="gr6" draw:layer="layout" svg:width="0.069cm" svg:height="0.071cm" svg:x="0.634cm" svg:y="0.057cm" svg:viewBox="0 0 70 72" draw:points="5,72 11,69 70,11 57,0 0,57">
            <text:p/>
          </draw:polygon>
          <draw:polygon draw:style-name="gr6" draw:layer="layout" svg:width="0.327cm" svg:height="0.016cm" svg:x="0.313cm" svg:y="0.111cm" svg:viewBox="0 0 328 17" draw:points="0,2 6,17 328,16 328,0 6,0">
            <text:p/>
          </draw:polygon>
          <draw:polygon draw:style-name="gr12" draw:layer="layout" svg:width="0.368cm" svg:height="0.055cm" svg:x="0.381cm" svg:y="0.008cm" svg:viewBox="0 0 369 56" draw:points="0,56 55,0 369,0 313,56">
            <text:p/>
          </draw:polygon>
          <draw:polygon draw:style-name="gr6" draw:layer="layout" svg:width="0.067cm" svg:height="0.069cm" svg:x="0.375cm" svg:y="0cm" svg:viewBox="0 0 68 70" draw:points="61,0 56,2 0,58 11,70 68,14">
            <text:p/>
          </draw:polygon>
          <draw:polygon draw:style-name="gr6" draw:layer="layout" svg:width="0.319cm" svg:height="0.017cm" svg:x="0.436cm" svg:y="0cm" svg:viewBox="0 0 320 18" draw:points="320,15 314,0 0,0 0,18 314,18">
            <text:p/>
          </draw:polygon>
          <draw:polygon draw:style-name="gr6" draw:layer="layout" svg:width="0.067cm" svg:height="0.069cm" svg:x="0.688cm" svg:y="0.003cm" svg:viewBox="0 0 68 70" draw:points="6,70 12,67 68,11 56,0 0,55">
            <text:p/>
          </draw:polygon>
          <draw:polygon draw:style-name="gr6" draw:layer="layout" svg:width="0.319cm" svg:height="0.017cm" svg:x="0.375cm" svg:y="0.055cm" svg:viewBox="0 0 320 18" draw:points="0,2 5,17 320,18 320,0 5,0">
            <text:p/>
          </draw:polygon>
          <draw:polygon draw:style-name="gr12" draw:layer="layout" svg:width="0.373cm" svg:height="0.057cm" svg:x="0.009cm" svg:y="0.063cm" svg:viewBox="0 0 374 58" draw:points="0,58 56,0 374,0 317,57">
            <text:p/>
          </draw:polygon>
          <draw:polygon draw:style-name="gr6" draw:layer="layout" svg:width="0.069cm" svg:height="0.071cm" svg:x="0.003cm" svg:y="0.055cm" svg:viewBox="0 0 70 72" draw:points="64,0 58,2 0,60 11,72 70,14">
            <text:p/>
          </draw:polygon>
          <draw:polygon draw:style-name="gr6" draw:layer="layout" svg:width="0.322cm" svg:height="0.016cm" svg:x="0.065cm" svg:y="0.055cm" svg:viewBox="0 0 323 17" draw:points="323,14 317,0 0,0 0,17 317,17">
            <text:p/>
          </draw:polygon>
          <draw:polygon draw:style-name="gr6" draw:layer="layout" svg:width="0.069cm" svg:height="0.071cm" svg:x="0.319cm" svg:y="0.057cm" svg:viewBox="0 0 70 72" draw:points="5,72 12,69 70,12 57,0 0,57">
            <text:p/>
          </draw:polygon>
          <draw:polygon draw:style-name="gr6" draw:layer="layout" svg:width="0.322cm" svg:height="0.017cm" svg:x="0.003cm" svg:y="0.111cm" svg:viewBox="0 0 323 18" draw:points="0,2 6,18 323,17 323,0 6,0">
            <text:p/>
          </draw:polygon>
          <draw:polygon draw:style-name="gr12" draw:layer="layout" svg:width="0.372cm" svg:height="0.055cm" svg:x="0.065cm" svg:y="0.008cm" svg:viewBox="0 0 373 56" draw:points="0,56 55,0 373,0 317,56">
            <text:p/>
          </draw:polygon>
          <draw:polygon draw:style-name="gr6" draw:layer="layout" svg:width="0.067cm" svg:height="0.069cm" svg:x="0.059cm" svg:y="0cm" svg:viewBox="0 0 68 70" draw:points="62,0 56,2 0,58 12,70 68,13">
            <text:p/>
          </draw:polygon>
          <draw:polygon draw:style-name="gr6" draw:layer="layout" svg:width="0.322cm" svg:height="0.016cm" svg:x="0.12cm" svg:y="0cm" svg:viewBox="0 0 323 17" draw:points="323,14 317,0 0,0 0,17 317,17">
            <text:p/>
          </draw:polygon>
          <draw:polygon draw:style-name="gr6" draw:layer="layout" svg:width="0.067cm" svg:height="0.069cm" svg:x="0.375cm" svg:y="0.003cm" svg:viewBox="0 0 68 70" draw:points="5,70 11,67 68,11 56,0 0,55">
            <text:p/>
          </draw:polygon>
          <draw:polygon draw:style-name="gr6" draw:layer="layout" svg:width="0.323cm" svg:height="0.017cm" svg:x="0.059cm" svg:y="0.055cm" svg:viewBox="0 0 324 18" draw:points="0,2 6,18 324,18 324,0 6,0">
            <text:p/>
          </draw:polygon>
          <draw:polygon draw:style-name="gr11" draw:layer="layout" svg:width="0.056cm" svg:height="0.205cm" svg:x="1.018cm" svg:y="0.155cm" svg:viewBox="0 0 57 206" draw:points="0,206 57,149 57,0 0,56">
            <text:p/>
          </draw:polygon>
          <draw:polygon draw:style-name="gr6" draw:layer="layout" svg:width="0.07cm" svg:height="0.067cm" svg:x="1.012cm" svg:y="0.298cm" svg:viewBox="0 0 71 68" draw:points="71,5 56,0 0,56 12,68 68,11">
            <text:p/>
          </draw:polygon>
          <draw:polygon draw:style-name="gr6" draw:layer="layout" svg:width="0.017cm" svg:height="0.155cm" svg:x="1.066cm" svg:y="0.149cm" svg:viewBox="0 0 18 156" draw:points="2,0 0,6 0,156 18,156 17,6">
            <text:p/>
          </draw:polygon>
          <draw:polygon draw:style-name="gr6" draw:layer="layout" svg:width="0.07cm" svg:height="0.067cm" svg:x="1.01cm" svg:y="0.149cm" svg:viewBox="0 0 71 68" draw:points="0,62 14,68 71,11 58,0 2,56">
            <text:p/>
          </draw:polygon>
          <draw:polygon draw:style-name="gr6" draw:layer="layout" svg:width="0.017cm" svg:height="0.154cm" svg:x="1.01cm" svg:y="0.211cm" svg:viewBox="0 0 18 155" draw:points="15,155 18,149 18,0 0,0 0,149">
            <text:p/>
          </draw:polygon>
          <draw:polygon draw:style-name="gr11" draw:layer="layout" svg:width="0.057cm" svg:height="0.207cm" svg:x="0.958cm" svg:y="0.21cm" svg:viewBox="0 0 58 208" draw:points="0,208 57,150 58,0 0,57">
            <text:p/>
          </draw:polygon>
          <draw:polygon draw:style-name="gr6" draw:layer="layout" svg:width="0.07cm" svg:height="0.069cm" svg:x="0.953cm" svg:y="0.354cm" svg:viewBox="0 0 71 70" draw:points="71,5 57,0 0,57 11,70 68,11">
            <text:p/>
          </draw:polygon>
          <draw:polygon draw:style-name="gr6" draw:layer="layout" svg:width="0.017cm" svg:height="0.156cm" svg:x="1.007cm" svg:y="0.203cm" svg:viewBox="0 0 18 157" draw:points="2,0 0,6 0,157 17,157 18,6">
            <text:p/>
          </draw:polygon>
          <draw:polygon draw:style-name="gr6" draw:layer="layout" svg:width="0.071cm" svg:height="0.069cm" svg:x="0.95cm" svg:y="0.203cm" svg:viewBox="0 0 72 70" draw:points="0,64 14,70 72,12 60,0 2,58">
            <text:p/>
          </draw:polygon>
          <draw:polygon draw:style-name="gr6" draw:layer="layout" svg:width="0.017cm" svg:height="0.156cm" svg:x="0.95cm" svg:y="0.267cm" svg:viewBox="0 0 18 157" draw:points="15,157 18,151 18,0 0,0 0,151">
            <text:p/>
          </draw:polygon>
          <draw:polygon draw:style-name="gr11" draw:layer="layout" svg:width="0.056cm" svg:height="0.203cm" svg:x="1.018cm" svg:y="0.304cm" svg:viewBox="0 0 57 204" draw:points="0,204 57,148 57,0 0,55">
            <text:p/>
          </draw:polygon>
          <draw:polygon draw:style-name="gr6" draw:layer="layout" svg:width="0.07cm" svg:height="0.068cm" svg:x="1.013cm" svg:y="0.445cm" svg:viewBox="0 0 71 69" draw:points="71,5 56,0 0,56 12,69 68,12">
            <text:p/>
          </draw:polygon>
          <draw:polygon draw:style-name="gr6" draw:layer="layout" svg:width="0.017cm" svg:height="0.153cm" svg:x="1.066cm" svg:y="0.298cm" svg:viewBox="0 0 18 154" draw:points="2,0 0,5 0,154 18,154 17,5">
            <text:p/>
          </draw:polygon>
          <draw:polygon draw:style-name="gr6" draw:layer="layout" svg:width="0.07cm" svg:height="0.067cm" svg:x="1.01cm" svg:y="0.298cm" svg:viewBox="0 0 71 68" draw:points="0,62 14,68 71,11 58,0 2,55">
            <text:p/>
          </draw:polygon>
          <draw:polygon draw:style-name="gr6" draw:layer="layout" svg:width="0.017cm" svg:height="0.154cm" svg:x="1.01cm" svg:y="0.359cm" svg:viewBox="0 0 18 155" draw:points="15,155 18,148 18,0 0,0 0,148">
            <text:p/>
          </draw:polygon>
          <draw:polygon draw:style-name="gr11" draw:layer="layout" svg:width="0.057cm" svg:height="0.204cm" svg:x="0.958cm" svg:y="0.36cm" svg:viewBox="0 0 58 205" draw:points="0,205 58,148 58,0 0,56">
            <text:p/>
          </draw:polygon>
          <draw:polygon draw:style-name="gr6" draw:layer="layout" svg:width="0.071cm" svg:height="0.068cm" svg:x="0.953cm" svg:y="0.501cm" svg:viewBox="0 0 72 69" draw:points="72,5 57,0 0,57 11,69 69,11">
            <text:p/>
          </draw:polygon>
          <draw:polygon draw:style-name="gr6" draw:layer="layout" svg:width="0.016cm" svg:height="0.153cm" svg:x="1.007cm" svg:y="0.354cm" svg:viewBox="0 0 17 154" draw:points="2,0 0,5 0,154 17,154 17,5">
            <text:p/>
          </draw:polygon>
          <draw:polygon draw:style-name="gr6" draw:layer="layout" svg:width="0.071cm" svg:height="0.068cm" svg:x="0.95cm" svg:y="0.354cm" svg:viewBox="0 0 72 69" draw:points="0,63 14,69 72,11 60,0 2,56">
            <text:p/>
          </draw:polygon>
          <draw:polygon draw:style-name="gr6" draw:layer="layout" svg:width="0.017cm" svg:height="0.153cm" svg:x="0.95cm" svg:y="0.416cm" svg:viewBox="0 0 18 154" draw:points="15,154 18,148 18,0 0,0 0,148">
            <text:p/>
          </draw:polygon>
          <draw:polygon draw:style-name="gr10" draw:layer="layout" svg:width="0.318cm" svg:height="0.148cm" svg:x="0.325cm" svg:y="0.119cm" svg:viewBox="0 0 319 149" draw:points="319,149 0,149 0,0 319,0">
            <text:p/>
          </draw:polygon>
          <draw:polygon draw:style-name="gr6" draw:layer="layout" svg:width="0.326cm" svg:height="0.017cm" svg:x="0.317cm" svg:y="0.258cm" svg:viewBox="0 0 327 18" draw:points="0,9 8,17 327,18 327,0 8,0">
            <text:p/>
          </draw:polygon>
          <draw:polygon draw:style-name="gr6" draw:layer="layout" svg:width="0.017cm" svg:height="0.156cm" svg:x="0.317cm" svg:y="0.111cm" svg:viewBox="0 0 18 157" draw:points="8,0 0,8 0,157 18,157 17,8">
            <text:p/>
          </draw:polygon>
          <draw:polygon draw:style-name="gr6" draw:layer="layout" svg:width="0.326cm" svg:height="0.017cm" svg:x="0.325cm" svg:y="0.111cm" svg:viewBox="0 0 327 18" draw:points="327,9 318,0 0,0 0,18 318,18">
            <text:p/>
          </draw:polygon>
          <draw:polygon draw:style-name="gr6" draw:layer="layout" svg:width="0.017cm" svg:height="0.156cm" svg:x="0.634cm" svg:y="0.119cm" svg:viewBox="0 0 18 157" draw:points="9,157 18,148 17,0 0,0 0,148">
            <text:p/>
          </draw:polygon>
          <draw:polygon draw:style-name="gr10" draw:layer="layout" svg:width="0.317cm" svg:height="0.148cm" svg:x="0.008cm" svg:y="0.119cm" svg:viewBox="0 0 318 149" draw:points="318,148 0,149 0,0 317,0">
            <text:p/>
          </draw:polygon>
          <draw:polygon draw:style-name="gr6" draw:layer="layout" svg:width="0.325cm" svg:height="0.017cm" svg:x="0cm" svg:y="0.259cm" svg:viewBox="0 0 326 18" draw:points="0,9 8,18 326,17 326,0 8,0">
            <text:p/>
          </draw:polygon>
          <draw:polygon draw:style-name="gr6" draw:layer="layout" svg:width="0.017cm" svg:height="0.157cm" svg:x="0cm" svg:y="0.111cm" svg:viewBox="0 0 18 158" draw:points="8,0 0,8 0,158 18,158 17,8">
            <text:p/>
          </draw:polygon>
          <draw:polygon draw:style-name="gr6" draw:layer="layout" svg:width="0.325cm" svg:height="0.017cm" svg:x="0.008cm" svg:y="0.111cm" svg:viewBox="0 0 326 18" draw:points="326,9 317,0 0,0 0,18 317,18">
            <text:p/>
          </draw:polygon>
          <draw:polygon draw:style-name="gr6" draw:layer="layout" svg:width="0.017cm" svg:height="0.156cm" svg:x="0.317cm" svg:y="0.119cm" svg:viewBox="0 0 18 157" draw:points="9,157 18,148 17,0 0,0 0,148">
            <text:p/>
          </draw:polygon>
          <draw:polygon draw:style-name="gr10" draw:layer="layout" svg:width="0.315cm" svg:height="0.149cm" svg:x="0.643cm" svg:y="0.119cm" svg:viewBox="0 0 316 150" draw:points="316,150 0,149 0,0 315,0">
            <text:p/>
          </draw:polygon>
          <draw:polygon draw:style-name="gr6" draw:layer="layout" svg:width="0.323cm" svg:height="0.017cm" svg:x="0.634cm" svg:y="0.259cm" svg:viewBox="0 0 324 18" draw:points="0,8 8,17 324,18 324,0 8,0">
            <text:p/>
          </draw:polygon>
          <draw:polygon draw:style-name="gr6" draw:layer="layout" svg:width="0.017cm" svg:height="0.157cm" svg:x="0.634cm" svg:y="0.111cm" svg:viewBox="0 0 18 158" draw:points="9,0 0,8 0,158 17,158 18,8">
            <text:p/>
          </draw:polygon>
          <draw:polygon draw:style-name="gr6" draw:layer="layout" svg:width="0.323cm" svg:height="0.017cm" svg:x="0.643cm" svg:y="0.111cm" svg:viewBox="0 0 324 18" draw:points="324,9 315,0 0,0 0,18 315,18">
            <text:p/>
          </draw:polygon>
          <draw:polygon draw:style-name="gr6" draw:layer="layout" svg:width="0.017cm" svg:height="0.157cm" svg:x="0.949cm" svg:y="0.119cm" svg:viewBox="0 0 18 158" draw:points="9,158 18,149 18,0 0,0 0,149">
            <text:p/>
          </draw:polygon>
          <draw:polygon draw:style-name="gr12" draw:layer="layout" svg:width="0.376cm" svg:height="0.057cm" svg:x="0.64cm" svg:y="0.063cm" svg:viewBox="0 0 377 58" draw:points="0,58 56,0 377,0 320,57">
            <text:p/>
          </draw:polygon>
          <draw:polygon draw:style-name="gr6" draw:layer="layout" svg:width="0.068cm" svg:height="0.071cm" svg:x="0.634cm" svg:y="0.055cm" svg:viewBox="0 0 69 72" draw:points="63,0 56,2 0,59 11,72 69,14">
            <text:p/>
          </draw:polygon>
          <draw:polygon draw:style-name="gr6" draw:layer="layout" svg:width="0.325cm" svg:height="0.016cm" svg:x="0.696cm" svg:y="0.055cm" svg:viewBox="0 0 326 17" draw:points="326,14 320,0 0,0 0,17 320,17">
            <text:p/>
          </draw:polygon>
          <draw:polygon draw:style-name="gr6" draw:layer="layout" svg:width="0.068cm" svg:height="0.071cm" svg:x="0.953cm" svg:y="0.057cm" svg:viewBox="0 0 69 72" draw:points="5,72 11,69 69,12 57,0 0,57">
            <text:p/>
          </draw:polygon>
          <draw:polygon draw:style-name="gr6" draw:layer="layout" svg:width="0.325cm" svg:height="0.016cm" svg:x="0.634cm" svg:y="0.111cm" svg:viewBox="0 0 326 17" draw:points="0,2 5,17 326,16 326,0 5,0">
            <text:p/>
          </draw:polygon>
          <draw:polygon draw:style-name="gr11" draw:layer="layout" svg:width="0.058cm" svg:height="0.205cm" svg:x="0.958cm" svg:y="0.062cm" svg:viewBox="0 0 59 206" draw:points="0,206 58,148 59,0 0,57">
            <text:p/>
          </draw:polygon>
          <draw:polygon draw:style-name="gr6" draw:layer="layout" svg:width="0.072cm" svg:height="0.07cm" svg:x="0.952cm" svg:y="0.203cm" svg:viewBox="0 0 73 71" draw:points="73,6 58,0 0,59 12,71 70,12">
            <text:p/>
          </draw:polygon>
          <draw:polygon draw:style-name="gr6" draw:layer="layout" svg:width="0.017cm" svg:height="0.153cm" svg:x="1.007cm" svg:y="0.056cm" svg:viewBox="0 0 18 154" draw:points="2,0 0,5 0,154 17,154 18,5">
            <text:p/>
          </draw:polygon>
          <draw:polygon draw:style-name="gr6" draw:layer="layout" svg:width="0.072cm" svg:height="0.07cm" svg:x="0.949cm" svg:y="0.056cm" svg:viewBox="0 0 73 71" draw:points="0,64 14,71 73,11 60,0 2,58">
            <text:p/>
          </draw:polygon>
          <draw:polygon draw:style-name="gr6" draw:layer="layout" svg:width="0.017cm" svg:height="0.153cm" svg:x="0.949cm" svg:y="0.12cm" svg:viewBox="0 0 18 154" draw:points="15,154 18,148 18,0 0,0 0,14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Firewall Service Module</dc:title>
    <meta:creation-date>2011-02-07T16:44:12</meta:creation-date>
    <meta:editing-duration>P0D</meta:editing-duration>
    <meta:editing-cycles>1</meta:editing-cycles>
    <meta:document-statistic meta:object-count="168"/>
    <meta:generator>OpenOffice.org/3.3$Linux OpenOffice.org_project/330m20$Build-9567</meta:generator>
  </office:meta>
</office:document-meta>
</file>